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431in" fo:margin-left="-0.075in" table:align="left" style:writing-mode="lr-tb"/>
    </style:style>
    <style:style style:name="Table1.A" style:family="table-column">
      <style:table-column-properties style:column-width="3.0194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18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line-height="150%" fo:text-align="center" style:justify-single-word="false"/>
      <style:text-properties fo:color="#000000"/>
    </style:style>
    <style:style style:name="P8" style:family="paragraph" style:parent-style-name="Standard"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3cb245" officeooo:paragraph-rsid="003cb24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4764e" officeooo:paragraph-rsid="0031df0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40d496" officeooo:paragraph-rsid="0040d49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2fe605" officeooo:paragraph-rsid="002fe605" style:font-size-asian="14pt" style:font-weight-asian="normal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2fe605" officeooo:paragraph-rsid="003c228f" style:font-size-asian="14pt" style:font-weight-asian="normal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rsid="002fe605" officeooo:paragraph-rsid="002fe605" style:font-size-asian="14pt" style:font-size-complex="14pt"/>
    </style:style>
    <style:style style:name="P22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fo:font-size="14pt" officeooo:rsid="002fe605" officeooo:paragraph-rsid="002fe605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fo:font-size="14pt" fo:font-weight="bold" officeooo:rsid="003cb245" officeooo:paragraph-rsid="003cb245" style:font-size-asian="14pt" style:font-weight-asian="bold" style:font-size-complex="14pt" style:font-weight-complex="bold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bold" officeooo:rsid="001c777e" officeooo:paragraph-rsid="001c777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normal" officeooo:rsid="004648f2" officeooo:paragraph-rsid="004648f2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font-weight="bold" officeooo:rsid="0014764e" officeooo:paragraph-rsid="0043e79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font-weight="normal" officeooo:rsid="003e0b11" officeooo:paragraph-rsid="003e0b1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font-weight="normal" officeooo:rsid="0040d496" officeooo:paragraph-rsid="0040d49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0" fo:font-size="12pt" fo:font-style="italic" fo:font-weight="normal" officeooo:rsid="003cb245" officeooo:paragraph-rsid="003cb24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fo:color="#000000" fo:font-size="12pt" fo:font-style="italic" fo:font-weight="bold" officeooo:paragraph-rsid="003cb245" style:font-size-asian="12pt" style:font-style-asian="italic" style:font-weight-asian="bold" style:font-size-complex="12pt" style:font-style-complex="italic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0" fo:font-size="14pt" fo:font-weight="bold" officeooo:paragraph-rsid="003cb245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0" fo:font-size="14pt" fo:font-weight="bold" officeooo:rsid="0014764e" officeooo:paragraph-rsid="0043e79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 style:shadow="non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 style:shadow="non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officeooo:rsid="001580d4" officeooo:paragraph-rsid="003cb245"/>
    </style:style>
    <style:style style:name="P39" style:family="paragraph" style:parent-style-name="Table_20_Contents">
      <style:paragraph-properties fo:text-align="justify" style:justify-single-word="false"/>
      <style:text-properties officeooo:paragraph-rsid="003cb245"/>
    </style:style>
    <style:style style:name="P40" style:family="paragraph" style:parent-style-name="Table_20_Contents">
      <style:paragraph-properties fo:text-align="justify" style:justify-single-word="false"/>
      <style:text-properties officeooo:rsid="00191389" officeooo:paragraph-rsid="0027e090"/>
    </style:style>
    <style:style style:name="P41" style:family="paragraph" style:parent-style-name="Table_20_Contents">
      <style:paragraph-properties fo:text-align="justify" style:justify-single-word="false"/>
      <style:text-properties officeooo:rsid="00191389" officeooo:paragraph-rsid="003cb245"/>
    </style:style>
    <style:style style:name="P42" style:family="paragraph" style:parent-style-name="Table_20_Contents">
      <style:paragraph-properties fo:text-align="justify" style:justify-single-word="false"/>
      <style:text-properties officeooo:rsid="003cb245" officeooo:paragraph-rsid="003cb245"/>
    </style:style>
    <style:style style:name="P43" style:family="paragraph" style:parent-style-name="Table_20_Contents">
      <style:paragraph-properties fo:text-align="justify" style:justify-single-word="false"/>
      <style:text-properties officeooo:rsid="00380847" officeooo:paragraph-rsid="00380847"/>
    </style:style>
    <style:style style:name="P44" style:family="paragraph" style:parent-style-name="Table_20_Contents">
      <style:paragraph-properties fo:text-align="justify" style:justify-single-word="false"/>
      <style:text-properties officeooo:rsid="0038d436" officeooo:paragraph-rsid="0038d436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3c228f" officeooo:paragraph-rsid="003c228f" style:font-size-asian="14pt" style:font-weight-asian="normal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3cb245" officeooo:paragraph-rsid="003cb24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3e0b11" officeooo:paragraph-rsid="003e0b11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4648f2" officeooo:paragraph-rsid="003b2f28" style:font-size-asian="14pt" style:font-weight-asian="normal" style:font-size-complex="14pt" style:font-weight-complex="normal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weight="normal" officeooo:rsid="0035920d" officeooo:paragraph-rsid="0035920d" style:font-size-asian="14pt" style:font-weight-asian="normal" style:font-size-complex="14pt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fo:color="#000000" fo:font-size="14pt" fo:font-weight="normal" officeooo:rsid="003e0b11" officeooo:paragraph-rsid="003ff2de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font-weight="normal" officeooo:rsid="003e0b11" officeooo:paragraph-rsid="003e0b11" style:font-size-asian="14pt" style:font-weight-asian="normal" style:font-size-complex="14pt" style:font-weight-complex="normal"/>
    </style:style>
    <style:style style:name="P53" style:family="paragraph" style:parent-style-name="List_20_Paragraph" style:list-style-name="WWNum7">
      <style:paragraph-properties fo:margin-left="0in" fo:margin-right="0in" fo:line-height="150%" fo:text-align="start" style:justify-single-word="false" fo:text-indent="0.4925in" style:auto-text-indent="false">
        <style:tab-stops>
          <style:tab-stop style:position="5.6146in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3bf181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3bf181" style:font-size-asian="14pt" style:font-size-complex="14pt"/>
    </style:style>
    <style:style style:name="T12" style:family="text">
      <style:text-properties officeooo:rsid="000f3253"/>
    </style:style>
    <style:style style:name="T13" style:family="text">
      <style:text-properties officeooo:rsid="000fdd25"/>
    </style:style>
    <style:style style:name="T14" style:family="text">
      <style:text-properties officeooo:rsid="001bf024"/>
    </style:style>
    <style:style style:name="T15" style:family="text">
      <style:text-properties officeooo:rsid="003b2f28"/>
    </style:style>
    <style:style style:name="T16" style:family="text">
      <style:text-properties officeooo:rsid="003c228f"/>
    </style:style>
    <style:style style:name="T17" style:family="text">
      <style:text-properties officeooo:rsid="003ff2de"/>
    </style:style>
    <style:style style:name="T18" style:family="text">
      <style:text-properties officeooo:rsid="0040d496"/>
    </style:style>
    <style:style style:name="T19" style:family="text">
      <style:text-properties officeooo:rsid="00429d0b"/>
    </style:style>
    <style:style style:name="T20" style:family="text">
      <style:text-properties officeooo:rsid="0043e79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<text:span text:style-name="T2">Кафедра </text:span><text:span text:style-name="T4">вычислительной техники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25"><text:span text:style-name="Название_20_книги"><text:span text:style-name="T1">отчет</text:span></text:span></text:p>
      <text:p text:style-name="P7"><text:span text:style-name="T2">по лабораторной работе №</text:span><text:span text:style-name="T5">6</text:span></text:p>
      <text:p text:style-name="P7"><text:span text:style-name="T2">по дисциплине «</text:span><text:span text:style-name="T3">Алгоритмы и структуры данных</text:span><text:span text:style-name="T2">»</text:span></text:p>
      <text:p text:style-name="P3"><text:span text:style-name="Название_20_книги"><text:span text:style-name="T9">Тема: </text:span></text:span><text:span text:style-name="Название_20_книги"><text:span text:style-name="T11">Использование стандартной библиотеки шаблонов</text:span></text:span></text:p>
      <text:p text:style-name="P4"><text:span text:style-name="Название_20_книги"><text:span text:style-name="T10">Вариант №20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Билькис П.П., <text:span text:style-name="T13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Колинько П.Г.</text:p>
          </table:table-cell>
        </table:table-row>
      </table:table>
      <text:p text:style-name="P11"/>
      <text:p text:style-name="P12">Санкт-Петербург</text:p>
      <text:p text:style-name="P12">201<text:span text:style-name="T12">7</text:span></text:p>
      <text:p text:style-name="P22">Цель работы</text:p>
      <text:p text:style-name="P23">Получить практические навыки по работе с<text:span text:style-name="T16">о</text:span> <text:span text:style-name="T16">стандартной библиотекой шаблонов(STL). Знакомство с механизмом шаблонов C++.</text:span></text:p>
      <text:p text:style-name="P21"/>
      <text:p text:style-name="P14">Задание</text:p>
      <text:p text:style-name="P20"><text:span text:style-name="T16">Переделать программу</text:span>, составленную п<text:span text:style-name="T16">ри выполнении </text:span>тем<text:span text:style-name="T16">ы</text:span> <text:span text:style-name="T16">3</text:span> «<text:span text:style-name="T16">Последовательности</text:span>», <text:span text:style-name="T16">под использование контейнеров из стандартной библиотеки шаблонов.</text:span></text:p>
      <text:p text:style-name="P20"/>
      <text:p text:style-name="P46">Операции, которые необходимо было реализовать в третьей лабораторной работе:</text:p>
      <text:list xml:id="list4209391614" text:style-name="L1">
        <text:list-item>
          <text:p text:style-name="P50">MERGE — слияние. Две последовательности сливаются в одну, с сохранением упорядоченности (если последовательности были неупорядоченные, они упорядочиваются).</text:p>
        </text:list-item>
        <text:list-item>
          <text:p text:style-name="P50">CONCAT — сцепление. Вторая последовательность подсоединяется к концу первой.</text:p>
        </text:list-item>
        <text:list-item>
          <text:p text:style-name="P50">CHANGE — замена. Вторая последовательность заменяет элементы первой, начиная с некоторого номера p (нумерация идёт от 0). Если первая последовательность кончается раньше времени, она удлиняется оставшимися элементами второй.</text:p>
        </text:list-item>
      </text:list>
      <text:p text:style-name="P19"/>
      <text:p text:style-name="P15"/>
      <text:p text:style-name="P24">Выбор контейнера</text:p>
      <text:p text:style-name="P47">Во второй лабораторной работе мы реализовали красно-черное дерево. Как известно, контейнер set из стандартной библиотеки шаблонов также является ничем иным как красно-черным деревом. Поэтому для хренения множества значений мы выбрали именно его.</text:p>
      <text:p text:style-name="P48">Как и в третьей лабораторной работе для поддержки внутренней последовательности мы:</text:p>
      <text:p text:style-name="P30">1) использовали vector как массив указателей на ключи</text:p>
      <text:p text:style-name="P30">2) присоединили к каждому ключу дополнительное поле с порядковым номером</text:p>
      <text:p text:style-name="P30"/>
      <text:p text:style-name="P17">Используемые алгоритмы из STL</text:p>
      <text:p text:style-name="P30"><text:tab/><text:span text:style-name="T18">Алгоритмы</text:span> из стандартной библиотеки шаблонов <text:span text:style-name="T19">используемые</text:span> в реализации операций над множествами:</text:p>
      <text:list xml:id="list140097599" text:style-name="L2">
        <text:list-item>
          <text:p text:style-name="P51">set_intersection — <text:span text:style-name="T17">пересечение множеств(в программе функция stud_and)</text:span></text:p>
        </text:list-item>
        <text:list-item>
          <text:p text:style-name="P51">set_difference — разность множеств(stud_diff)</text:p>
        </text:list-item>
        <text:list-item>
          <text:p text:style-name="P51">set_union <text:s/>— объединение множеств(stud_union)</text:p>
        </text:list-item>
        <text:list-item>
          <text:p text:style-name="P51">set_symmetric_difference — исключающее или множеств(stud_xor)</text:p>
        </text:list-item>
      </text:list>
      <text:p text:style-name="P30"/>
      <text:p text:style-name="P31"/>
      <text:p text:style-name="P16"/>
      <text:p text:style-name="P28"><text:tab/></text:p>
      <text:p text:style-name="P35">Оценка временной сложности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2">STL</text:p>
          </table:table-cell>
          <table:table-cell table:style-name="Table2.B1" table:number-columns-spanned="2" office:value-type="string">
            <text:p text:style-name="P38">Оценка временной сложности</text:p>
          </table:table-cell>
          <table:covered-table-cell/>
        </table:table-row>
        <table:table-row>
          <table:table-cell table:style-name="Table2.A2" office:value-type="string">
            <text:p text:style-name="P38">Операция</text:p>
          </table:table-cell>
          <table:table-cell table:style-name="Table2.A2" office:value-type="string">
            <text:p text:style-name="P38">В худшем случае</text:p>
          </table:table-cell>
          <table:table-cell table:style-name="Table2.C2" office:value-type="string">
            <text:p text:style-name="P38">В среднем</text:p>
          </table:table-cell>
        </table:table-row>
        <table:table-row>
          <table:table-cell table:style-name="Table2.A2" office:value-type="string">
            <text:p text:style-name="P38">Вставка</text:p>
          </table:table-cell>
          <table:table-cell table:style-name="Table2.A2" office:value-type="string">
            <text:p text:style-name="P39"><draw:frame draw:style-name="fr1" draw:name="Object20" text:anchor-type="as-char" svg:y="-0.152in" svg:width="0.639in" svg:height="0.2008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C2" office:value-type="string">
            <text:p text:style-name="P41"><draw:frame draw:style-name="fr1" draw:name="Object21" text:anchor-type="as-char" svg:y="-0.152in" svg:width="0.639in" svg:height="0.2008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8">Удаление</text:p>
          </table:table-cell>
          <table:table-cell table:style-name="Table2.A2" office:value-type="string">
            <text:p text:style-name="P39"><draw:frame draw:style-name="fr1" draw:name="Object23" text:anchor-type="as-char" svg:y="-0.152in" svg:width="0.639in" svg:height="0.2008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C2" office:value-type="string">
            <text:p text:style-name="P39"><draw:frame draw:style-name="fr1" draw:name="Object24" text:anchor-type="as-char" svg:y="-0.152in" svg:width="0.639in" svg:height="0.2008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8">Поиск</text:p>
          </table:table-cell>
          <table:table-cell table:style-name="Table2.A2" office:value-type="string">
            <text:p text:style-name="P39"><draw:frame draw:style-name="fr1" draw:name="Object25" text:anchor-type="as-char" svg:y="-0.152in" svg:width="0.639in" svg:height="0.2008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2.C2" office:value-type="string">
            <text:p text:style-name="P39"><draw:frame draw:style-name="fr1" draw:name="Object26" text:anchor-type="as-char" svg:y="-0.152in" svg:width="0.639in" svg:height="0.2008in" draw:z-index="1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9"><draw:frame draw:style-name="fr1" draw:name="Object4" text:anchor-type="as-char" svg:y="-0.1484in" svg:width="0.4591in" svg:height="0.1839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2" office:value-type="string">
            <text:p text:style-name="P41"><draw:frame draw:style-name="fr1" draw:name="Object5" text:anchor-type="as-char" svg:y="-0.152in" svg:width="0.428in" svg:height="0.1992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.C2" office:value-type="string">
            <text:p text:style-name="P41"><draw:frame draw:style-name="fr1" draw:name="Object6" text:anchor-type="as-char" svg:y="-0.152in" svg:width="0.428in" svg:height="0.1992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9"><draw:frame draw:style-name="fr1" draw:name="Object7" text:anchor-type="as-char" svg:y="-0.1484in" svg:width="0.4591in" svg:height="0.1839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A2" office:value-type="string">
            <text:p text:style-name="P41"><draw:frame draw:style-name="fr1" draw:name="Object11" text:anchor-type="as-char" svg:y="-0.152in" svg:width="0.428in" svg:height="0.1992in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C2" office:value-type="string">
            <text:p text:style-name="P41"><draw:frame draw:style-name="fr1" draw:name="Object14" text:anchor-type="as-char" svg:y="-0.152in" svg:width="0.428in" svg:height="0.1992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8"><draw:frame draw:style-name="fr1" draw:name="Object15" text:anchor-type="as-char" svg:y="-0.1484in" svg:width="0.428in" svg:height="0.1839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2" office:value-type="string">
            <text:p text:style-name="P41"><draw:frame draw:style-name="fr1" draw:name="Object16" text:anchor-type="as-char" svg:y="-0.152in" svg:width="0.428in" svg:height="0.1992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C2" office:value-type="string">
            <text:p text:style-name="P41"><draw:frame draw:style-name="fr1" draw:name="Object22" text:anchor-type="as-char" svg:y="-0.152in" svg:width="0.428in" svg:height="0.1992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9"><draw:frame draw:style-name="fr1" draw:name="Object17" text:anchor-type="as-char" svg:y="-0.1484in" svg:width="0.4925in" svg:height="0.1839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41"><draw:frame draw:style-name="fr1" draw:name="Object18" text:anchor-type="as-char" svg:y="-0.152in" svg:width="0.428in" svg:height="0.1992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C2" office:value-type="string">
            <text:p text:style-name="P41"><draw:frame draw:style-name="fr1" draw:name="Object19" text:anchor-type="as-char" svg:y="-0.152in" svg:width="0.428in" svg:height="0.1992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3">MERGE</text:p>
          </table:table-cell>
          <table:table-cell table:style-name="Table2.A2" office:value-type="string">
            <text:p text:style-name="P40"><draw:frame draw:style-name="fr1" draw:name="Object8" text:anchor-type="as-char" svg:y="-0.152in" svg:width="0.428in" svg:height="0.1992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C2" office:value-type="string">
            <text:p text:style-name="P40"><draw:frame draw:style-name="fr1" draw:name="Object12" text:anchor-type="as-char" svg:y="-0.152in" svg:width="0.428in" svg:height="0.1992in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3">CONCAT</text:p>
          </table:table-cell>
          <table:table-cell table:style-name="Table2.A2" office:value-type="string">
            <text:p text:style-name="P40"><draw:frame draw:style-name="fr1" draw:name="Object9" text:anchor-type="as-char" svg:y="-0.152in" svg:width="0.428in" svg:height="0.1992in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C2" office:value-type="string">
            <text:p text:style-name="P40"><draw:frame draw:style-name="fr1" draw:name="Object13" text:anchor-type="as-char" svg:y="-0.152in" svg:width="0.428in" svg:height="0.1992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4">CHANGE</text:p>
          </table:table-cell>
          <table:table-cell table:style-name="Table2.A2" office:value-type="string">
            <text:p text:style-name="P40"><draw:frame draw:style-name="fr1" draw:name="Object10" text:anchor-type="as-char" svg:y="-0.1543in" svg:width="0.4665in" svg:height="0.202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C2" office:value-type="string">
            <text:p text:style-name="P40"><draw:frame draw:style-name="fr1" draw:name="Object1" text:anchor-type="as-char" svg:y="-0.1543in" svg:width="0.4665in" svg:height="0.202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32"/>
      <text:p text:style-name="P32">Идентичные временные сложности у нас получились <text:span text:style-name="T20">и </text:span>в предыдущих лабораторных работах.</text:p>
      <text:p text:style-name="P33"><text:tab/></text:p>
      <text:p text:style-name="P34">Выводы</text:p>
      <text:p text:style-name="P18">В данной лабораторной работе <text:span text:style-name="T15">мы переделали нашу программу, составленную в третьей лабораторной работе, под использование готовых контейнеров, алгоритмов из стандартной библиотеки шаблонов(STL).</text:span></text:p>
      <text:p text:style-name="P49">Сравнили временные сложности операций над множествами и последовательностями наших операций с использованием STL и собственной структурой данных. </text:p>
      <text:p text:style-name="P29"/>
      <text:p text:style-name="P29">Список использованной литературы</text:p>
      <text:list xml:id="list2402116613" text:style-name="WWNum7">
        <text:list-header>
          <text:p text:style-name="P53"><text:span text:style-name="T14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4">СПб.: Изд-во СПбГЭТУ «ЛЭТИ», 2017. - 52 с.:ил.</text:span></text:p>
        </text:list-header>
      </text:list>
      <text:p text:style-name="P37"/>
      <text:p text:style-name="P36">Приложение А. Исходный код программы.</text:p>
      <text:p text:style-name="P26">main.cpp</text:p>
      <text:p text:style-name="P27">#include &lt;iostream&gt;</text:p>
      <text:p text:style-name="P27">#include &lt;vector&gt;</text:p>
      <text:p text:style-name="P27">#include &lt;set&gt;</text:p>
      <text:p text:style-name="P27">#include &lt;iterator&gt;</text:p>
      <text:p text:style-name="P27">#include &lt;algorithm&gt;</text:p>
      <text:p text:style-name="P27">#include &lt;time.h&gt;</text:p>
      <text:p text:style-name="P27"/>
      <text:p text:style-name="P27">using namespace std;</text:p>
      <text:p text:style-name="P27"/>
      <text:p text:style-name="P27">class stud_item {</text:p>
      <text:p text:style-name="P27">public:</text:p>
      <text:p text:style-name="P27"><text:tab/>int key;</text:p>
      <text:p text:style-name="P27"><text:tab/>mutable int number;</text:p>
      <text:p text:style-name="P27"/>
      <text:p text:style-name="P27"><text:tab/>stud_item() { key = 0; number = 0; }</text:p>
      <text:p text:style-name="P27"><text:tab/>stud_item(int key, int number) : key(key), number(number) { }</text:p>
      <text:p text:style-name="P27"><text:tab/>stud_item(const stud_item&amp; other) { key = other.key; number = other.number; }</text:p>
      <text:p text:style-name="P27"><text:tab/>stud_item&amp; operator=(const stud_item&amp; other) {</text:p>
      <text:p text:style-name="P27"><text:tab/><text:tab/>key = other.key;</text:p>
      <text:p text:style-name="P27"><text:tab/><text:tab/>number = other.number;</text:p>
      <text:p text:style-name="P27"><text:tab/><text:tab/>return *this;</text:p>
      <text:p text:style-name="P27"><text:tab/>}</text:p>
      <text:p text:style-name="P27"><text:tab/>~stud_item() { }</text:p>
      <text:p text:style-name="P27"><text:tab/>friend ostream&amp; operator&lt;&lt;(ostream&amp; os, const stud_item&amp; item);</text:p>
      <text:p text:style-name="P27"><text:tab/>friend bool operator&lt;(const stud_item&amp; item1, const stud_item&amp; item2);</text:p>
      <text:p text:style-name="P27">};</text:p>
      <text:p text:style-name="P27"/>
      <text:p text:style-name="P27">bool operator&lt;(const stud_item&amp; item1, const stud_item&amp; item2)</text:p>
      <text:p text:style-name="P27">{</text:p>
      <text:p text:style-name="P27"><text:tab/>return (item1.key &lt; item2.key);</text:p>
      <text:p text:style-name="P27">}</text:p>
      <text:p text:style-name="P27"/>
      <text:p text:style-name="P27">bool operator&lt;=(const stud_item&amp; item1, const stud_item&amp; item2)</text:p>
      <text:p text:style-name="P27">{</text:p>
      <text:p text:style-name="P27"><text:tab/>return (item1.key &lt;= item2.key);</text:p>
      <text:p text:style-name="P27">}</text:p>
      <text:p text:style-name="P27"/>
      <text:p text:style-name="P27"><text:soft-page-break/>ostream&amp; operator&lt;&lt;(ostream&amp; os, const stud_item&amp; item)</text:p>
      <text:p text:style-name="P27">{</text:p>
      <text:p text:style-name="P27"><text:tab/>os &lt;&lt; item.key &lt;&lt; "(" &lt;&lt; item.number &lt;&lt; ")" &lt;&lt; "";</text:p>
      <text:p text:style-name="P27"><text:tab/>return os;</text:p>
      <text:p text:style-name="P27">}</text:p>
      <text:p text:style-name="P27"/>
      <text:p text:style-name="P27">class stud_set {</text:p>
      <text:p text:style-name="P27">private:</text:p>
      <text:p text:style-name="P27"><text:tab/>char name;</text:p>
      <text:p text:style-name="P27"><text:tab/>multiset&lt;stud_item&gt; values;</text:p>
      <text:p text:style-name="P27"><text:tab/>vector&lt;multiset&lt;stud_item&gt;::iterator&gt; sequence;</text:p>
      <text:p text:style-name="P27"/>
      <text:p text:style-name="P27"><text:tab/>void gen(int n, int mod) {</text:p>
      <text:p text:style-name="P27"><text:tab/><text:tab/>for (int i = 0; i &lt; n; ++i) {</text:p>
      <text:p text:style-name="P27"><text:tab/><text:tab/><text:tab/>sequence.push_back(values.insert(stud_item(rand()%(1+mod), sequence.size())));</text:p>
      <text:p text:style-name="P27"><text:tab/><text:tab/>}</text:p>
      <text:p text:style-name="P27"><text:tab/>}</text:p>
      <text:p text:style-name="P27"><text:tab/></text:p>
      <text:p text:style-name="P27">public:</text:p>
      <text:p text:style-name="P27"><text:tab/>stud_set (char name) : name(name) { }</text:p>
      <text:p text:style-name="P27"><text:tab/>stud_set (char name, int n, int mod) : stud_set(name) {</text:p>
      <text:p text:style-name="P27"><text:tab/><text:tab/>gen(n, mod);</text:p>
      <text:p text:style-name="P27"><text:tab/>}</text:p>
      <text:p text:style-name="P27"/>
      <text:p text:style-name="P27"><text:tab/>void setOut() {</text:p>
      <text:p text:style-name="P27"><text:tab/><text:tab/>cout &lt;&lt; "values " &lt;&lt; name &lt;&lt; " = { ";</text:p>
      <text:p text:style-name="P27"><text:tab/><text:tab/>for (auto it = values.cbegin(); it != values.cend(); ++it)</text:p>
      <text:p text:style-name="P27"><text:tab/><text:tab/><text:tab/>cout &lt;&lt; *it &lt;&lt; ' ';</text:p>
      <text:p text:style-name="P27"><text:tab/><text:tab/>cout &lt;&lt; '}' &lt;&lt; endl;</text:p>
      <text:p text:style-name="P27"><text:tab/>}</text:p>
      <text:p text:style-name="P27"/>
      <text:p text:style-name="P27"><text:tab/>void seqOut() {</text:p>
      <text:p text:style-name="P27"><text:tab/><text:tab/>cout &lt;&lt; "sequence " &lt;&lt; name &lt;&lt; " = { ";</text:p>
      <text:p text:style-name="P27"><text:tab/><text:tab/>for (auto it = sequence.cbegin(); it != sequence.cend(); ++it)</text:p>
      <text:p text:style-name="P27"><text:tab/><text:tab/><text:tab/>cout &lt;&lt; *(*it) &lt;&lt; ' ';</text:p>
      <text:p text:style-name="P27"><text:tab/><text:tab/>cout &lt;&lt; '}' &lt;&lt; endl;</text:p>
      <text:p text:style-name="P27"><text:tab/>}</text:p>
      <text:p text:style-name="P27"/>
      <text:p text:style-name="P27"><text:tab/>friend void stud_and(stud_set&amp; A, stud_set&amp; B, stud_set&amp; C);</text:p>
      <text:p text:style-name="P27"><text:soft-page-break/><text:tab/>friend void stud_diff(stud_set&amp; A, stud_set&amp; B, stud_set&amp; C);</text:p>
      <text:p text:style-name="P27"><text:tab/>friend void stud_union(stud_set&amp; A, stud_set&amp; B, stud_set&amp; C);</text:p>
      <text:p text:style-name="P27"><text:tab/>friend void stud_xor(stud_set&amp; A, stud_set&amp; B, stud_set&amp; C);</text:p>
      <text:p text:style-name="P27"><text:tab/>friend void stud_concat(stud_set&amp; A, stud_set&amp; B, stud_set&amp; C);</text:p>
      <text:p text:style-name="P27"><text:tab/>friend void stud_merge(stud_set&amp; A, stud_set&amp; B, stud_set&amp; C);</text:p>
      <text:p text:style-name="P27"><text:tab/>friend void stud_change(stud_set&amp; A, stud_set&amp; B, stud_set&amp; C, int p);</text:p>
      <text:p text:style-name="P27">};</text:p>
      <text:p text:style-name="P27"/>
      <text:p text:style-name="P27">void stud_and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><text:tab/></text:p>
      <text:p text:style-name="P27"><text:tab/>set_intersection(A.values.cbegin(), A.values.cend(), B.values.cbegin(), B.values.cend(), inserter(C.values, C.values.begin()));</text:p>
      <text:p text:style-name="P27"><text:tab/></text:p>
      <text:p text:style-name="P27"><text:tab/>for (auto it = C.values.begin(); it != C.values.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>}</text:p>
      <text:p text:style-name="P27"/>
      <text:p text:style-name="P27">void stud_diff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><text:tab/></text:p>
      <text:p text:style-name="P27"><text:tab/>set_difference(A.values.cbegin(), A.values.cend(), B.values.cbegin(), B.values.cend(), inserter(C.values, C.values.begin()));</text:p>
      <text:p text:style-name="P27"><text:tab/></text:p>
      <text:p text:style-name="P27"><text:tab/>for (auto it = C.values.begin(); it != C.values.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>}</text:p>
      <text:p text:style-name="P27"/>
      <text:p text:style-name="P27">void stud_union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><text:soft-page-break/><text:tab/></text:p>
      <text:p text:style-name="P27"><text:tab/>set_union(A.values.cbegin(), A.values.cend(), B.values.cbegin(), B.values.cend(), inserter(C.values, C.values.begin()));</text:p>
      <text:p text:style-name="P27"><text:tab/></text:p>
      <text:p text:style-name="P27"><text:tab/>for (auto it = C.values.begin(); it != C.values.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>}</text:p>
      <text:p text:style-name="P27"/>
      <text:p text:style-name="P27">void stud_xor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><text:tab/></text:p>
      <text:p text:style-name="P27"><text:tab/>set_symmetric_difference(A.values.cbegin(), A.values.cend(), B.values.cbegin(), B.values.cend(), inserter(C.values, C.values.begin()));</text:p>
      <text:p text:style-name="P27"><text:tab/></text:p>
      <text:p text:style-name="P27"><text:tab/>for (auto it = C.values.begin(); it != C.values.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>}</text:p>
      <text:p text:style-name="P27"/>
      <text:p text:style-name="P27">void stud_concat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/>
      <text:p text:style-name="P27"><text:tab/>for(auto it = A.sequence.cbegin(); it != A.sequence.cend(); ++it) {</text:p>
      <text:p text:style-name="P27"><text:tab/><text:tab/>C.sequence.push_back(C.values.insert(stud_item((**it).key, C.sequence.size())));</text:p>
      <text:p text:style-name="P27"><text:tab/>}</text:p>
      <text:p text:style-name="P27"/>
      <text:p text:style-name="P27"><text:tab/>for(auto it = B.sequence.cbegin(); it != B.sequence.cend(); ++it) {</text:p>
      <text:p text:style-name="P27"><text:tab/><text:tab/>C.sequence.push_back(C.values.insert(stud_item((**it).key, C.sequence.size())));</text:p>
      <text:p text:style-name="P27"><text:tab/>}</text:p>
      <text:p text:style-name="P27">}</text:p>
      <text:p text:style-name="P27"/>
      <text:p text:style-name="P27"><text:soft-page-break/>void stud_merge(stud_set&amp; A, stud_set&amp; B, stud_set&amp; C)</text:p>
      <text:p text:style-name="P27">{</text:p>
      <text:p text:style-name="P27"><text:tab/>stud_concat(A, B, C);</text:p>
      <text:p text:style-name="P27"><text:tab/></text:p>
      <text:p text:style-name="P27"><text:tab/>C.sequence.clear();</text:p>
      <text:p text:style-name="P27"/>
      <text:p text:style-name="P27"><text:tab/>for(auto it = C.values.cbegin(); it != C.values.c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>}</text:p>
      <text:p text:style-name="P27"/>
      <text:p text:style-name="P27">void stud_change(stud_set&amp; A, stud_set&amp; B, stud_set&amp; C, int p)</text:p>
      <text:p text:style-name="P27">{</text:p>
      <text:p text:style-name="P27"><text:tab/>std::vector&lt;stud_item&gt; vec1,vec2,result_tmp,result;</text:p>
      <text:p text:style-name="P27"><text:tab/>vector&lt;stud_item&gt;::iterator x1, x2;</text:p>
      <text:p text:style-name="P27"><text:tab/></text:p>
      <text:p text:style-name="P27"><text:tab/>C.values.clear();</text:p>
      <text:p text:style-name="P27"><text:tab/>C.sequence.clear();</text:p>
      <text:p text:style-name="P27"><text:tab/></text:p>
      <text:p text:style-name="P27"><text:tab/>// Формируем упорядоченный по возрастанию ключей массив из элементов множества A</text:p>
      <text:p text:style-name="P27"><text:tab/>for (auto it = A.values.begin(); it != A.values.end(); it++) {</text:p>
      <text:p text:style-name="P27"><text:tab/><text:tab/>vec1.push_back(*it);</text:p>
      <text:p text:style-name="P27"><text:tab/>}</text:p>
      <text:p text:style-name="P27"><text:tab/>// Формируем упорядоченный по возрастанию ключей массив из элементов множества B</text:p>
      <text:p text:style-name="P27"><text:tab/>for (auto it = B.values.begin(); it != B.values.end(); it++) {</text:p>
      <text:p text:style-name="P27"><text:tab/><text:tab/>vec2.push_back(stud_item((*it).key, (*it).number + p));</text:p>
      <text:p text:style-name="P27"><text:tab/>}</text:p>
      <text:p text:style-name="P27"/>
      <text:p text:style-name="P27"><text:s text:c="2"/>x1 = vec1.begin();</text:p>
      <text:p text:style-name="P27"><text:tab/>// Создаём вектор элементов последовательности от 0 до p-1</text:p>
      <text:p text:style-name="P27"><text:s text:c="2"/>while (x1 != vec1.end()){</text:p>
      <text:p text:style-name="P27"><text:s text:c="4"/>if ((*x1).number &lt; p){</text:p>
      <text:p text:style-name="P27"><text:tab/><text:tab/><text:tab/>result_tmp.push_back(*x1);</text:p>
      <text:p text:style-name="P27"><text:s text:c="4"/>}</text:p>
      <text:p text:style-name="P27"><text:s text:c="4"/>++x1;</text:p>
      <text:p text:style-name="P27"><text:s text:c="2"/>}</text:p>
      <text:p text:style-name="P27"/>
      <text:p text:style-name="P27"><text:soft-page-break/><text:tab/>x1 = result_tmp.begin();</text:p>
      <text:p text:style-name="P27"><text:s text:c="2"/>x2 = vec2.begin();</text:p>
      <text:p text:style-name="P27"><text:s text:c="4"/>// Конкатенация первых p элементов последовательности vec1 и всей последовательности vec2</text:p>
      <text:p text:style-name="P27"><text:s text:c="2"/>while (x1 != result_tmp.end() || x2 != vec2.end()) {</text:p>
      <text:p text:style-name="P27"><text:s text:c="4"/>if (x1 != result_tmp.end() &amp;&amp; x2 != vec2.end()) {</text:p>
      <text:p text:style-name="P27"><text:s text:c="6"/>if (*x1 &lt;= *x2) {</text:p>
      <text:p text:style-name="P27"><text:tab/><text:tab/><text:tab/><text:tab/>result.push_back(*x1);</text:p>
      <text:p text:style-name="P27"><text:tab/><text:tab/><text:tab/><text:tab/>++x1;</text:p>
      <text:p text:style-name="P27"><text:s text:c="6"/>} else {</text:p>
      <text:p text:style-name="P27"><text:tab/><text:tab/><text:tab/><text:tab/>result.push_back(*x2);</text:p>
      <text:p text:style-name="P27"><text:tab/><text:tab/><text:tab/><text:tab/>++x2;</text:p>
      <text:p text:style-name="P27"><text:s text:c="6"/>}</text:p>
      <text:p text:style-name="P27"><text:s text:c="4"/>} else if(x1 != result_tmp.end()) { // случай когда второй вектор закончился</text:p>
      <text:p text:style-name="P27"><text:s text:c="6"/>result.push_back(*x1);</text:p>
      <text:p text:style-name="P27"><text:s text:c="6"/>++x1;</text:p>
      <text:p text:style-name="P27"><text:s text:c="4"/>} else { // случай когда первый вектор закончился</text:p>
      <text:p text:style-name="P27"><text:s text:c="6"/>result.push_back(*x2);</text:p>
      <text:p text:style-name="P27"><text:s text:c="6"/>++x2;</text:p>
      <text:p text:style-name="P27"><text:s text:c="4"/>}</text:p>
      <text:p text:style-name="P27"><text:s text:c="2"/>}</text:p>
      <text:p text:style-name="P27"/>
      <text:p text:style-name="P27"><text:tab/>if (vec1.size() &gt; vec2.size() + p) {</text:p>
      <text:p text:style-name="P27"><text:tab/><text:tab/>vec2.clear();</text:p>
      <text:p text:style-name="P27"><text:tab/><text:tab/>result_tmp.clear();</text:p>
      <text:p text:style-name="P27"><text:tab/><text:tab/></text:p>
      <text:p text:style-name="P27"><text:tab/><text:tab/>x1 = vec1.begin();</text:p>
      <text:p text:style-name="P27"><text:s text:c="4"/>// Создаём вектор элементов последовательности vec1 от p+vec2.size() до конца</text:p>
      <text:p text:style-name="P27"><text:s text:c="4"/>while (x1 != vec1.end()) {</text:p>
      <text:p text:style-name="P27"><text:s text:c="6"/>if ((*x1).number &gt;= result.size()) {</text:p>
      <text:p text:style-name="P27"><text:tab/><text:tab/><text:tab/><text:tab/>vec2.push_back(*x1);</text:p>
      <text:p text:style-name="P27"><text:s text:c="6"/>}</text:p>
      <text:p text:style-name="P27"><text:s text:c="6"/>++x1;</text:p>
      <text:p text:style-name="P27"><text:tab/><text:tab/>}</text:p>
      <text:p text:style-name="P27"/>
      <text:p text:style-name="P27"><text:tab/><text:tab/>x1 = result.begin();</text:p>
      <text:p text:style-name="P27"><text:tab/><text:tab/>x2 = vec2.begin();</text:p>
      <text:p text:style-name="P27"><text:tab/><text:tab/>// Конкатенация первых p элементов последовательности vec1 и всей последовательности vec2</text:p>
      <text:p text:style-name="P27"><text:soft-page-break/><text:tab/><text:tab/>while (x1 != result.end() || x2 != vec2.end()) {</text:p>
      <text:p text:style-name="P27"><text:tab/><text:tab/><text:tab/>if (x1 != result.end() &amp;&amp; x2 != vec2.end()) {</text:p>
      <text:p text:style-name="P27"><text:tab/><text:tab/><text:tab/><text:tab/>if (*x1 &lt;= *x2) {</text:p>
      <text:p text:style-name="P27"><text:tab/><text:tab/><text:tab/><text:tab/><text:tab/>result_tmp.push_back(*x1);</text:p>
      <text:p text:style-name="P27"><text:tab/><text:tab/><text:tab/><text:tab/><text:tab/>++x1;</text:p>
      <text:p text:style-name="P27"><text:tab/><text:tab/><text:tab/><text:tab/>} else {</text:p>
      <text:p text:style-name="P27"><text:tab/><text:tab/><text:tab/><text:tab/><text:tab/>result_tmp.push_back(*x2);</text:p>
      <text:p text:style-name="P27"><text:tab/><text:tab/><text:tab/><text:tab/><text:tab/>++x2;</text:p>
      <text:p text:style-name="P27"><text:tab/><text:tab/><text:tab/><text:tab/>}</text:p>
      <text:p text:style-name="P27"><text:tab/><text:tab/><text:tab/>} else if(x1 != result.end()) { // случай когда второй вектор закончился</text:p>
      <text:p text:style-name="P27"><text:tab/><text:tab/><text:tab/><text:tab/>result_tmp.push_back(*x1);</text:p>
      <text:p text:style-name="P27"><text:tab/><text:tab/><text:tab/><text:tab/>++x1;</text:p>
      <text:p text:style-name="P27"><text:tab/><text:tab/><text:tab/>} else { // случай когда первый вектор закончился</text:p>
      <text:p text:style-name="P27"><text:tab/><text:tab/><text:tab/><text:tab/>result_tmp.push_back(*x2);</text:p>
      <text:p text:style-name="P27"><text:tab/><text:tab/><text:tab/><text:tab/>++x2;</text:p>
      <text:p text:style-name="P27"><text:tab/><text:tab/><text:tab/>}</text:p>
      <text:p text:style-name="P27"><text:tab/><text:tab/>}</text:p>
      <text:p text:style-name="P27"/>
      <text:p text:style-name="P27"><text:tab/><text:tab/>C.values.insert(result_tmp.begin(), result_tmp.end());</text:p>
      <text:p text:style-name="P27"><text:tab/><text:tab/>C.sequence.resize(C.values.size());</text:p>
      <text:p text:style-name="P27"/>
      <text:p text:style-name="P27"><text:tab/><text:tab/>for (auto it = C.values.begin(); it != C.values.end(); it++) {</text:p>
      <text:p text:style-name="P27"><text:tab/><text:tab/><text:tab/>C.sequence[(*it).number] = it;</text:p>
      <text:p text:style-name="P27"><text:tab/><text:tab/>}</text:p>
      <text:p text:style-name="P27"><text:tab/></text:p>
      <text:p text:style-name="P27"><text:tab/>} else {</text:p>
      <text:p text:style-name="P27"><text:tab/><text:tab/>C.values.insert(result.begin(), result.end());</text:p>
      <text:p text:style-name="P27"><text:tab/><text:tab/>C.sequence.resize(C.values.size());</text:p>
      <text:p text:style-name="P27"/>
      <text:p text:style-name="P27"><text:tab/><text:tab/>for (auto it = C.values.begin(); it != C.values.end(); it++) {</text:p>
      <text:p text:style-name="P27"><text:tab/><text:tab/><text:tab/>C.sequence[(*it).number] = it;</text:p>
      <text:p text:style-name="P27"><text:tab/><text:tab/>}</text:p>
      <text:p text:style-name="P27"><text:tab/>}</text:p>
      <text:p text:style-name="P27"/>
      <text:p text:style-name="P27">}</text:p>
      <text:p text:style-name="P27"/>
      <text:p text:style-name="P27">int main(int argc, char** argv)</text:p>
      <text:p text:style-name="P27">{</text:p>
      <text:p text:style-name="P27"><text:tab/>srand(time(NULL));</text:p>
      <text:p text:style-name="P27"><text:soft-page-break/><text:tab/></text:p>
      <text:p text:style-name="P27"><text:tab/>stud_set A('A', 5, 6);</text:p>
      <text:p text:style-name="P27"><text:tab/>stud_set B('B', 2, 6);</text:p>
      <text:p text:style-name="P27"><text:tab/>stud_set C('C');</text:p>
      <text:p text:style-name="P27"/>
      <text:p text:style-name="P27"><text:tab/>A.setOut();</text:p>
      <text:p text:style-name="P27"><text:tab/>A.seqOut();</text:p>
      <text:p text:style-name="P27"><text:tab/>B.setOut();</text:p>
      <text:p text:style-name="P27"><text:tab/>B.seqOut();</text:p>
      <text:p text:style-name="P27"/>
      <text:p text:style-name="P27"><text:tab/>cout &lt;&lt; "\nA &amp; B" &lt;&lt; endl;</text:p>
      <text:p text:style-name="P27"><text:tab/>stud_and(A, B, C);</text:p>
      <text:p text:style-name="P27"><text:tab/>C.setOut();</text:p>
      <text:p text:style-name="P27"><text:tab/>C.seqOut();</text:p>
      <text:p text:style-name="P27"/>
      <text:p text:style-name="P27"><text:tab/>cout &lt;&lt; "\nA / B" &lt;&lt; endl;</text:p>
      <text:p text:style-name="P27"><text:tab/>stud_diff(A, B, C);</text:p>
      <text:p text:style-name="P27"><text:tab/>C.setOut();</text:p>
      <text:p text:style-name="P27"><text:tab/>C.seqOut();</text:p>
      <text:p text:style-name="P27"/>
      <text:p text:style-name="P27"><text:tab/>cout &lt;&lt; "\nB / A" &lt;&lt; endl;</text:p>
      <text:p text:style-name="P27"><text:tab/>stud_diff(B, A, C);</text:p>
      <text:p text:style-name="P27"><text:tab/>C.setOut();</text:p>
      <text:p text:style-name="P27"><text:tab/>C.seqOut();</text:p>
      <text:p text:style-name="P27"/>
      <text:p text:style-name="P27"><text:tab/>cout &lt;&lt; "\nA + B" &lt;&lt; endl;</text:p>
      <text:p text:style-name="P27"><text:tab/>stud_union(A, B, C);</text:p>
      <text:p text:style-name="P27"><text:tab/>C.setOut();</text:p>
      <text:p text:style-name="P27"><text:tab/>C.seqOut();</text:p>
      <text:p text:style-name="P27"/>
      <text:p text:style-name="P27"><text:tab/>cout &lt;&lt; "\nA xor B" &lt;&lt; endl;</text:p>
      <text:p text:style-name="P27"><text:tab/>stud_xor(A, B, C);</text:p>
      <text:p text:style-name="P27"><text:tab/>C.setOut();</text:p>
      <text:p text:style-name="P27"><text:tab/>C.seqOut();</text:p>
      <text:p text:style-name="P27"/>
      <text:p text:style-name="P27"><text:tab/>cout &lt;&lt; "\nconcat(A, B)" &lt;&lt; endl;</text:p>
      <text:p text:style-name="P27"><text:tab/>stud_concat(A, B, C);</text:p>
      <text:p text:style-name="P27"><text:tab/>C.setOut();</text:p>
      <text:p text:style-name="P27"><text:tab/>C.seqOut();</text:p>
      <text:p text:style-name="P27"/>
      <text:p text:style-name="P27"><text:soft-page-break/><text:tab/>cout &lt;&lt; "\nmerge(A, B)" &lt;&lt; endl;</text:p>
      <text:p text:style-name="P27"><text:tab/>stud_merge(A, B, C);</text:p>
      <text:p text:style-name="P27"><text:tab/>C.setOut();</text:p>
      <text:p text:style-name="P27"><text:tab/>C.seqOut();</text:p>
      <text:p text:style-name="P27"/>
      <text:p text:style-name="P27"><text:tab/>cout &lt;&lt; "\nchange(A, B)" &lt;&lt; endl;</text:p>
      <text:p text:style-name="P27"><text:tab/>stud_change(A, B, C, 1);</text:p>
      <text:p text:style-name="P27"><text:tab/>C.setOut();</text:p>
      <text:p text:style-name="P27"><text:tab/>C.seqOut();</text:p>
      <text:p text:style-name="P27"><text:tab/></text:p>
      <text:p text:style-name="P27"><text:tab/>return 0;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loext:graphic-properties draw:fill="solid" draw:fill-color="#ffffff" draw:opacity="100%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052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5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5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528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05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5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0528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55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shadow="none" fo:background-color="transparent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line-break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5-02T23:53:58.931233870</dc:date>
    <meta:print-date>2015-07-17T12:06:00</meta:print-date>
    <meta:editing-cycles>40</meta:editing-cycles>
    <meta:editing-duration>P2171DT12H24M55S</meta:editing-duration>
    <meta:generator>LibreOffice/5.3.2.2$Linux_X86_64 LibreOffice_project/30m0$Build-2</meta:generator>
    <meta:document-statistic meta:table-count="2" meta:image-count="0" meta:object-count="24" meta:page-count="14" meta:paragraph-count="360" meta:word-count="1283" meta:character-count="10299" meta:non-whitespace-character-count="8888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5/content.xml><?xml version="1.0" encoding="utf-8"?>
<math xmlns="http://www.w3.org/1998/Math/MathML" display="block">
  <semantics>
    <mrow>
      <mi>A</mi>
      <mo stretchy="false">∖</mo>
      <mi>B</mi>
    </mrow>
    <annotation encoding="StarMath 5.0">A setminus B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8/content.xml><?xml version="1.0" encoding="utf-8"?>
<math xmlns="http://www.w3.org/1998/Math/MathML" display="block">
  <semantics>
    <mrow>
      <mi>A</mi>
      <mi>⊕</mi>
      <mi>B</mi>
    </mrow>
    <annotation encoding="StarMath 5.0">A⊕B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2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3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5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6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7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